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617000002F2EC5D572AFDFEA2AF.eps" manifest:media-type="image/x-eps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17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6.608cm" fo:min-width="5.5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778cm" svg:y="1.016cm" presentation:class="title" presentation:user-transformed="true">
          <draw:text-box>
            <text:p>Project assignment</text:p>
          </draw:text-box>
        </draw:frame>
        <draw:frame draw:style-name="gr1" draw:text-style-name="P2" draw:layer="layout" svg:width="12.954cm" svg:height="8.429cm" svg:x="7.366cm" svg:y="6.303cm">
          <draw:text-box>
            <text:list text:style-name="L2">
              <text:list-item>
                <text:p text:style-name="P1"><text:span text:style-name="T1">Motivation</text:span></text:p>
              </text:list-item>
              <text:list-item>
                <text:p text:style-name="P1"><text:span text:style-name="T1">Gallium Nitride</text:span></text:p>
              </text:list-item>
              <text:list-item>
                <text:p text:style-name="P1"><text:span text:style-name="T1">Mean inner potensial</text:span></text:p>
              </text:list-item>
              <text:list-item>
                <text:p text:style-name="P1"><text:span text:style-name="T1">Methods used</text:span></text:p>
              </text:list-item>
              <text:list-item>
                <text:p text:style-name="P1"><text:span text:style-name="T1">Resul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lluim Nitride (GaN)</text:p>
          </draw:text-box>
        </draw:frame>
        <draw:frame draw:style-name="gr3" draw:text-style-name="P5" draw:layer="layout" svg:width="26.531cm" svg:height="12.83cm" svg:x="6.858cm" svg:y="4.188cm">
          <draw:image xlink:href="Pictures/2000000200000617000002F2EC5D572AFDFEA2AF.eps" xlink:type="simple" xlink:show="embed" xlink:actuate="onLoad">
            <text:p/>
          </draw:image>
        </draw:frame>
        <draw:custom-shape draw:style-name="gr4" draw:text-style-name="P6" draw:layer="layout" svg:width="6.096cm" svg:height="6.858cm" svg:x="6.858cm" svg:y="11.93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16cm" svg:height="4.351cm" svg:x="2.794cm" svg:y="5.842cm">
          <draw:text-box>
            <text:list text:style-name="L2">
              <text:list-item>
                <text:p text:style-name="P1"><text:span text:style-name="T1">Non-toxic</text:span></text:p>
              </text:list-item>
              <text:list-item>
                <text:p text:style-name="P1"><text:span text:style-name="T1">High frequency</text:span></text:p>
              </text:list-item>
              <text:list-item>
                <text:p text:style-name="P1"><text:span text:style-name="T1">High voltage</text:span></text:p>
              </text:list-item>
              <text:list-item>
                <text:p text:style-name="P1"><text:span text:style-name="T1">Blue L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Methods I use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Density functional theory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Analytical calcul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ine Ness</meta:initial-creator>
    <meta:creation-date>2016-11-28T08:25:04.113125694</meta:creation-date>
    <dc:date>2016-11-28T14:28:32.082483941</dc:date>
    <dc:creator>Heine Ness</dc:creator>
    <meta:editing-duration>PT40M8S</meta:editing-duration>
    <meta:editing-cycles>1</meta:editing-cycles>
    <meta:document-statistic meta:object-count="42"/>
    <meta:generator>LibreOffice/5.0.6.2$Linux_X86_64 LibreOffice_project/00$Build-2</meta:generator>
  </office:meta>
</office:document-meta>
</file>